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sans-serif" svg:font-family="sans-serif"/>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 style:family="paragraph" style:parent-style-name="Standard">
      <style:paragraph-properties fo:text-align="justify" style:justify-single-word="false"/>
      <style:text-properties style:font-name="Nimbus Roman No9 L" fo:font-size="12pt" style:font-size-asian="12pt" style:font-size-complex="12pt"/>
    </style:style>
    <style:style style:name="P3" style:family="paragraph" style:parent-style-name="Standard">
      <style:paragraph-properties fo:text-align="justify" style:justify-single-word="false"/>
      <style:text-properties style:font-name="Nimbus Roman No9 L" fo:font-size="12pt" style:font-size-asian="12pt" style:font-size-complex="12pt"/>
    </style:style>
    <style:style style:name="P4"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style:text-autospace="none"/>
      <style:text-properties fo:color="#808080" fo:font-size="10pt" fo:language="zxx" fo:country="none" style:font-size-asian="10pt" style:font-size-complex="10pt"/>
    </style:style>
    <style:style style:name="P7"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8" style:family="paragraph" style:parent-style-name="Text_20_body">
      <style:paragraph-properties fo:text-align="justify" style:justify-single-word="false"/>
    </style:style>
    <style:style style:name="P9" style:family="paragraph" style:parent-style-name="Standard">
      <style:paragraph-properties fo:text-align="justify" style:justify-single-word="false" fo:padding="0.074cm" fo:border-left="none" fo:border-right="none" fo:border-top="none" fo:border-bottom="0.035cm solid #000000" style:join-border="false"/>
    </style:style>
    <style:style style:name="P10" style:family="paragraph" style:parent-style-name="Preformatted_20_Text">
      <style:paragraph-properties fo:text-align="justify" style:justify-single-word="false"/>
      <style:text-properties fo:font-variant="normal" fo:text-transform="none" fo:color="#000000" style:font-name="sans-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Heading_20_1">
      <style:paragraph-properties fo:text-align="justify" style:justify-single-word="false"/>
    </style:style>
    <style:style style:name="P15" style:family="paragraph" style:parent-style-name="Heading_20_3">
      <style:paragraph-properties fo:text-align="justify" style:justify-single-word="false"/>
    </style:style>
    <style:style style:name="P16" style:family="paragraph" style:parent-style-name="Heading_20_3">
      <style:paragraph-properties fo:text-align="justify" style:justify-single-word="false"/>
      <style:text-properties style:font-name="Nimbus Sans L1"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fo:color="#808080" style:font-name="Nimbus Sans L" fo:font-size="10pt" fo:language="zxx" fo:country="none"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921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text:id="ct104666752">
          <text:deletion>
            <office:change-info>
              <dc:creator>Vincent COUVERT</dc:creator>
              <dc:date>2010-04-13T17:02:00</dc:date>
            </office:change-info>
            <text:p text:style-name="P1">Commandhistory</text:p>
          </text:deletion>
        </text:changed-region>
        <text:changed-region text:id="ct104665504">
          <text:deletion>
            <office:change-info>
              <dc:creator>Vincent COUVERT</dc:creator>
              <dc:date>2010-04-13T17:01:00</dc:date>
            </office:change-info>
            <text:p text:style-name="P2">Commandhist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3" draw:z-index="0" draw:style-name="gr1" svg:width="16.273cm" svg:height="4.922cm" svg:x="20.957cm" svg:y="29.656cm">
        <draw:text-box>
          <text:p/>
        </draw:text-box>
      </draw:frame>
      <text:h text:style-name="P14" text:outline-level="1">SEP #49: Linear Programming</text:h>
      <text:p text:style-name="P9"/>
      <text:p text:style-name="P5"/>
      <text:p text:style-name="P5">Title: Linear Programming</text:p>
      <text:p text:style-name="P5">Version: 1</text:p>
      <text:p text:style-name="P5">Author: Michaël Baudin – <text:a xlink:type="simple" xlink:href="mailto:sylvestre.koumar@scilab.org">michael.baudin@scilab.org</text:a></text:p>
      <text:p text:style-name="P5">Review: </text:p>
      <text:p text:style-name="P5">Commented: </text:p>
      <text:p text:style-name="P5">State: Draft</text:p>
      <text:p text:style-name="P5">Scilab-Version: 5.X</text:p>
      <text:p text:style-name="P5">Vote: « No: discussions and suggestions »</text:p>
      <text:p text:style-name="P5">Created: Thursday, 20 January 2011</text:p>
      <text:p text:style-name="P9"/>
      <text:h text:style-name="P15" text:outline-level="3">Abstract</text:h>
      <text:p text:style-name="P11"><text:tab/>This SEP proposes to extend the karmarkar function. This allows the user to avoid providing the initial guess x0. This will allow to manage an output function, linear inequalities and bounds. This will allow the user to get the number of iterations, the Lagrange multipliers, the exit status.</text:p>
      <text:p text:style-name="P4"/>
      <text:h text:style-name="P16" text:outline-level="3">Rationale</text:h>
      <text:p text:style-name="P4"><text:tab/>In Scilab 5,3, the calling sequence of the karmarkar function is :</text:p>
      <text:p text:style-name="P4"/>
      <text:p text:style-name="P4"/>
      <text:p text:style-name="P10">xopt=<text:span text:style-name="T1">karmarkar</text:span>(Aeq,beq,c,x0)</text:p>
      <text:p text:style-name="P4"/>
      <text:p text:style-name="P4"><text:tab/>This forces the user to give the initial guess x0, which must be strictly feasible (i.e. x&gt;0). Moreover, the karmarkar function only manages linear equalities Aeq*x=beq.</text:p>
      <text:p text:style-name="P4"/>
      <text:p text:style-name="P4"><text:tab/>The current limitations are too restrictive. Moreover, if we use the karmarkar algorithm a little more cleverly, it is possible to provide all the required options. For example, it is possible to solve a modified optimization problem so that the initial guess x0 can be computed automatically. Furthermore, it is possible to take into account for linear inequalities A*x&lt;=b or bounds, by preprocessing the problem.</text:p>
      <text:p text:style-name="P4"/>
      <text:p text:style-name="P4"><text:tab/>We have implemented an update of the karmarkar function so that the new calling sequence is the following.</text:p>
      <text:p text:style-name="P4"/>
      <text:p text:style-name="P4">// xopt=karmarkar(Aeq,beq,c)</text:p>
      <text:p text:style-name="P4">// xopt=karmarkar(Aeq,beq,c,x0)</text:p>
      <text:p text:style-name="P4">// xopt=karmarkar(Aeq,beq,c,x0,rtolf)</text:p>
      <text:p text:style-name="P4">// xopt=karmarkar(Aeq,beq,c,x0,rtolf,gam)</text:p>
      <text:p text:style-name="P4">// xopt=karmarkar(Aeq,beq,c,x0,rtolf,gam,maxiter)</text:p>
      <text:p text:style-name="P4">// xopt=karmarkar(Aeq,beq,c,x0,rtolf,gam,maxiter,outfun)</text:p>
      <text:p text:style-name="P4">// xopt=karmarkar(Aeq,beq,c,x0,rtolf,gam,maxiter,outfun,A,b)</text:p>
      <text:p text:style-name="P4">// xopt=karmarkar(Aeq,beq,c,x0,rtolf,gam,maxiter,outfun,A,b,lb)</text:p>
      <text:p text:style-name="P4">// xopt=karmarkar(Aeq,beq,c,x0,rtolf,gam,maxiter,outfun,A,b,lb,ub)</text:p>
      <text:p text:style-name="P4">// [xopt,fopt] = karmarkar(...)</text:p>
      <text:p text:style-name="P4">// [xopt,fopt,exitflag] = karmarkar(...)</text:p>
      <text:p text:style-name="P4"><text:soft-page-break/>// [xopt,fopt,exitflag,iter] = karmarkar(...)</text:p>
      <text:p text:style-name="P4">// [xopt,fopt,exitflag,iter,yopt] = karmarkar(...)</text:p>
      <text:p text:style-name="P4"/>
      <text:p text:style-name="P4"><text:tab/>This calling sequence is back-compatible with the old implementation.</text:p>
      <text:p text:style-name="P4"/>
      <text:p text:style-name="P4"><text:tab/>The implementation is a script. This is a good way of managing this kind of problems : for example, the LIPSOL module is writtent like this and is used in Matlab.</text:p>
      <text:p text:style-name="P4"/>
      <text:p text:style-name="P4"><text:tab/>It will be possible to further extend the current implementation in the following directions.</text:p>
      <text:list xml:id="list31738513" text:style-name="L1">
        <text:list-item>
          <text:p text:style-name="P13">Update the management of the lower bound lb, so that the number of extra variables is not increased. This requires to update the preprocessing and the postprocessing steps.</text:p>
        </text:list-item>
        <text:list-item>
          <text:p text:style-name="P13">Create a linprog function, for Matlab compatiblity. Moreover, the linprog API is much more consistent with a linear program in general form.</text:p>
        </text:list-item>
        <text:list-item>
          <text:p text:style-name="P13">Manage sparse objective, equality, inequalities and bounds. This is relatively easy, since the algorithm is implemented as a script. </text:p>
        </text:list-item>
      </text:list>
      <text:h text:style-name="P15" text:outline-level="3"><text:change text:change-id="ct104666752"/><text:change text:change-id="ct104665504"/><text:span text:style-name="Teletype"><text:span text:style-name="T3">Example Usage</text:span></text:span></text:h>
      <text:p text:style-name="P8"><text:span text:style-name="Teletype"><text:span text:style-name="T3"/></text:span></text:p>
      <text:p text:style-name="P5"><text:span text:style-name="Teletype"><text:span text:style-name="T4">c = [-20 -24]';</text:span></text:span></text:p>
      <text:p text:style-name="P6">A = [</text:p>
      <text:p text:style-name="P6">3 6</text:p>
      <text:p text:style-name="P6">4 2</text:p>
      <text:p text:style-name="P6">];</text:p>
      <text:p text:style-name="P6">b = [60 32]';</text:p>
      <text:p text:style-name="P6">xopt=karmarkar([],[],c,[],[],[],[],[],A,b)</text:p>
      <text:p text:style-name="P6"/>
      <text:p text:style-name="P6"/>
      <text:p text:style-name="P6">// LIPSOL is a set of Linear-programming Interior-Point SOLvers written </text:p>
      <text:p text:style-name="P6">// by Yin Zhang. </text:p>
      <text:p text:style-name="P6">// The original Matlab-based code has been adapted to Scilab </text:p>
      <text:p text:style-name="P6">// by H. Rubio Scola. </text:p>
      <text:p text:style-name="P6">//</text:p>
      <text:p text:style-name="P6">// Minimize 2 x1 + 5 x2 - 2.5 x3</text:p>
      <text:p text:style-name="P6">// <text:s text:c="3"/>x1 + <text:s text:c="2"/>S4 x3 &lt;= 5</text:p>
      <text:p text:style-name="P6">// E2 x1 - x2 - x3 &lt;= 0</text:p>
      <text:p text:style-name="P6">// <text:s/>-2 &lt;= x1 &lt;= 2</text:p>
      <text:p text:style-name="P6">// <text:s text:c="2"/>1 &lt;= x2</text:p>
      <text:p text:style-name="P6">// <text:s text:c="2"/>0 &lt;= x3 &lt;= 3</text:p>
      <text:p text:style-name="P6">// where:</text:p>
      <text:p text:style-name="P6">// S4 = sin(pi/4)/4</text:p>
      <text:p text:style-name="P6">// E2 = exp(2)</text:p>
      <text:p text:style-name="P6">//</text:p>
      <text:p text:style-name="P6">// Do not give x0.</text:p>
      <text:p text:style-name="P6">c = [ 2; 5; -2.5];</text:p>
      <text:p text:style-name="P6">S4 = sin(%pi/4)/4;</text:p>
      <text:p text:style-name="P6">E2 = exp(2);</text:p>
      <text:p text:style-name="P6">A = [ </text:p>
      <text:p text:style-name="P6"><text:s text:c="3"/>1 <text:s/>0 S4</text:p>
      <text:p text:style-name="P6"><text:s text:c="2"/>E2 -1 -1</text:p>
      <text:p text:style-name="P6">];</text:p>
      <text:p text:style-name="P6">b = [ 5; 0];</text:p>
      <text:p text:style-name="P6">lb = [ -2; 1 <text:s text:c="2"/>; 0 ];</text:p>
      <text:p text:style-name="P6">ub = [ <text:s/>2; %inf; 3 ];</text:p>
      <text:p text:style-name="P6">Aeq = [];</text:p>
      <text:p text:style-name="P6">beq = [];</text:p>
      <text:p text:style-name="P6">[xopt,fopt,exitflag,iter,yopt]=karmarkar(Aeq,beq,c,[],[],[],[],[],A,b,lb,ub);</text:p>
      <text:p text:style-name="P6"/>
      <text:p text:style-name="P6"/>
      <text:h text:style-name="P15" text:outline-level="3"><text:soft-page-break/>Changelog</text:h>
      <text:p text:style-name="P8"><text:tab/><text:span text:style-name="T2">1.0 – Michael Baudin &lt;michael.baudin</text:span><text:a xlink:type="simple" xlink:href="mailto:sylvestre.koumar@scilab.org"><text:span text:style-name="T2">@scilab.org</text:span></text:a><text:span text:style-name="T2">&gt; Initial version</text:span></text:p>
      <text:h text:style-name="P15" text:outline-level="3">Copyright</text:h>
      <text:p text:style-name="Standard"><text:tab/>This document has been placed under the license CeCILL-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sans-serif" svg:font-family="sans-serif"/>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Double_20_Arrow" draw:display-name="Double Arrow" svg:viewBox="0 0 1131 1918" svg:d="m737 1131h394l-564-1131-567 1131h398l-398 787h1131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date>2011-01-20T12:00:27.55</dc:date>
    <meta:editing-cycles>2711</meta:editing-cycles>
    <meta:editing-duration>PT287H26M11S</meta:editing-duration>
    <meta:document-statistic meta:table-count="0" meta:image-count="0" meta:object-count="0" meta:page-count="13" meta:paragraph-count="80" meta:word-count="540" meta:character-count="3556"/>
    <meta:user-defined meta:name="Info 1"/>
    <meta:user-defined meta:name="Info 2"/>
    <meta:user-defined meta:name="Info 3"/>
    <meta:user-defined meta:name="Info 4"/>
  </office:meta>
</office:document-meta>
</file>